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3645" officeooo:paragraph-rsid="00073645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73645" officeooo:paragraph-rsid="00073645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3645" officeooo:paragraph-rsid="00073645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officeooo:rsid="00073645" officeooo:paragraph-rsid="0007364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94021" officeooo:paragraph-rsid="0007364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94021" officeooo:paragraph-rsid="0009402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4021" officeooo:paragraph-rsid="0009402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73645"/>
    </style:style>
    <style:style style:name="P9" style:family="paragraph" style:parent-style-name="Standard">
      <style:paragraph-properties fo:text-align="start" style:justify-single-word="false"/>
      <style:text-properties fo:color="#a9b7c6" style:font-name="Source Code Pro" fo:font-size="10.5pt" fo:font-weight="bold" officeooo:rsid="00094021" officeooo:paragraph-rsid="0009402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8dbe0" officeooo:paragraph-rsid="0008dbe0"/>
    </style:style>
    <style:style style:name="P11" style:family="paragraph" style:parent-style-name="Standard">
      <style:paragraph-properties fo:text-align="start" style:justify-single-word="false"/>
      <style:text-properties officeooo:rsid="00094021" officeooo:paragraph-rsid="00094021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>
      <style:paragraph-properties fo:margin-left="1.24cm" fo:margin-right="0cm" fo:margin-top="0cm" fo:margin-bottom="0cm" loext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64cm" style:auto-text-indent="false"/>
    </style:style>
    <style:style style:name="P17" style:family="paragraph" style:parent-style-name="Text_20_body">
      <style:paragraph-properties fo:margin-left="0.64cm" fo:margin-right="0cm" fo:margin-top="0cm" fo:margin-bottom="0cm" loext:contextual-spacing="false" fo:text-align="justify" style:justify-single-word="false" fo:text-indent="0cm" style:auto-text-indent="false"/>
    </style:style>
    <style:style style:name="P18" style:family="paragraph" style:parent-style-name="Preformatted_20_Text">
      <style:paragraph-properties fo:text-align="start" style:justify-single-word="false"/>
      <style:text-properties fo:color="#a9b7c6" style:font-name="Source Code Pro" fo:font-size="10.5pt" officeooo:rsid="0008dbe0" officeooo:paragraph-rsid="0008dbe0"/>
    </style:style>
    <style:style style:name="P19" style:family="paragraph" style:parent-style-name="Preformatted_20_Text">
      <style:paragraph-properties fo:text-align="start" style:justify-single-word="false"/>
      <style:text-properties fo:color="#a9b7c6" style:font-name="Source Code Pro" fo:font-size="10.5pt" fo:font-weight="bold" officeooo:rsid="00094021" officeooo:paragraph-rsid="00094021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a9b7c6" style:font-name="Source Code Pro" fo:font-size="10.5pt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ize="10.5pt"/>
    </style:style>
    <style:style style:name="P23" style:family="paragraph" style:parent-style-name="Preformatted_20_Text">
      <style:text-properties fo:color="#a9b7c6" style:font-name="Source Code Pro" fo:font-size="10.5pt"/>
    </style:style>
    <style:style style:name="P24" style:family="paragraph" style:parent-style-name="Preformatted_20_Text">
      <style:text-properties fo:color="#a9b7c6" style:font-name="Source Code Pro" fo:font-size="10.5pt" officeooo:paragraph-rsid="0008dbe0"/>
    </style:style>
    <style:style style:name="P25" style:family="paragraph" style:parent-style-name="Preformatted_20_Text">
      <style:text-properties fo:color="#a9b7c6" officeooo:paragraph-rsid="00094021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73645" style:font-size-asian="12pt" style:font-weight-asian="bold" style:font-size-complex="12pt" style:font-weight-complex="bold"/>
    </style:style>
    <style:style style:name="T3" style:family="text">
      <style:text-properties fo:color="#cc7832"/>
    </style:style>
    <style:style style:name="T4" style:family="text">
      <style:text-properties fo:color="#cc7832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cc7832" fo:font-weight="bold"/>
    </style:style>
    <style:style style:name="T6" style:family="text">
      <style:text-properties fo:color="#cc7832" style:font-name="Source Code Pro"/>
    </style:style>
    <style:style style:name="T7" style:family="text">
      <style:text-properties fo:color="#cc7832" style:font-name="Source Code Pr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cc7832" style:font-name="Source Code Pro" fo:font-size="10.5pt"/>
    </style:style>
    <style:style style:name="T9" style:family="text">
      <style:text-properties fo:color="#cc7832" style:font-name="Source Code Pro" fo:font-size="10.5pt" fo:font-weight="bold"/>
    </style:style>
    <style:style style:name="T10" style:family="text">
      <style:text-properties fo:color="#cc7832" style:font-name="Source Code Pro" fo:font-size="10.5pt" officeooo:rsid="00094021"/>
    </style:style>
    <style:style style:name="T11" style:family="text">
      <style:text-properties fo:color="#cc7832" style:font-name="Source Code Pro" fo:font-weight="bold"/>
    </style:style>
    <style:style style:name="T12" style:family="text">
      <style:text-properties fo:color="#cc7832" officeooo:rsid="00073645"/>
    </style:style>
    <style:style style:name="T13" style:family="text">
      <style:text-properties fo:color="#cc7832" officeooo:rsid="0008dbe0"/>
    </style:style>
    <style:style style:name="T14" style:family="text">
      <style:text-properties fo:color="#cc7832" officeooo:rsid="00094021"/>
    </style:style>
    <style:style style:name="T15" style:family="text">
      <style:text-properties fo:color="#cc7832" fo:font-weight="normal" officeooo:rsid="00094021" style:font-weight-asian="normal" style:font-weight-complex="normal"/>
    </style:style>
    <style:style style:name="T16" style:family="text">
      <style:text-properties fo:color="#a9b7c6" style:font-name="Source Code Pro"/>
    </style:style>
    <style:style style:name="T17" style:family="text">
      <style:text-properties fo:color="#a9b7c6" style:font-name="Source Code Pro" fo:font-size="10.5pt"/>
    </style:style>
    <style:style style:name="T18" style:family="text">
      <style:text-properties fo:font-style="italic"/>
    </style:style>
    <style:style style:name="T19" style:family="text">
      <style:text-properties style:font-name="Source Code Pro" fo:font-size="10.5pt"/>
    </style:style>
    <style:style style:name="T20" style:family="text">
      <style:text-properties fo:color="#808080"/>
    </style:style>
    <style:style style:name="T21" style:family="text">
      <style:text-properties fo:color="#808080" style:font-name="Source Code Pro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Piwowarek</text:p>
      <text:p text:style-name="P1">PRI Grupa: I2</text:p>
      <text:p text:style-name="P1"/>
      <text:p text:style-name="P2">Projekt 3</text:p>
      <text:p text:style-name="P2"/>
      <text:p text:style-name="P3">1. Polecenie:</text:p>
      <text:p text:style-name="P3"/>
      <text:p text:style-name="P8"><text:span text:style-name="T2">“</text:span>Napisać komputerowy spis książek (lub odpowiednio rozbudować poprzedni program (zad. 2)), zgrupowanych w katalogach działów tematycznych. Zarówno liczba katalogów jak i książek nie jest ograniczona W ramach każdego działu pozycje książkowe opisywane są jak w zad. 2, tzn.: tytuł, autor, rok wydania, sygnatura. Każda ksiązka może należeć do kilku działów tematycznych bądź do żadnego.</text:p>
      <text:p text:style-name="P12">Program powinien umożliwiać:</text:p>
      <text:p text:style-name="P12"/>
      <text:p text:style-name="P14">- dodawanie nowych, modyfikację i usuwanie już istniejących pozycji książkowych (modyfikacji nie może podlegać sygnatura),</text:p>
      <text:list xml:id="list6540508808397225169" text:style-name="L4">
        <text:list-item>
          <text:p text:style-name="P13">utworzenie nowego lub usunięcie istniejącego działu tematycznego,</text:p>
        </text:list-item>
        <text:list-item>
          <text:p text:style-name="P13">zmianę nazwy dowolnego działu,</text:p>
        </text:list-item>
        <text:list-item>
          <text:p text:style-name="P13">przenoszenie określonej książki z jednego działu do drugiego, </text:p>
        </text:list-item>
        <text:list-item>
          <text:p text:style-name="P13">dodawanie i usuwanie określonej książki z wybranego działu,</text:p>
        </text:list-item>
        <text:list-item>
          <text:p text:style-name="P13">usuwanie wybranej książki z całego spisu, </text:p>
        </text:list-item>
        <text:list-item>
          <text:p text:style-name="P13">wyszukiwanie i wyświetlanie książek wg zadanych parametrów – autor, tytuł, rok wydania (np.: wyświetl wszystkie pozycje z roku 1990 ) , wyświetlone pozycje powinny zawierać pełną informację, tzn. tytuł, autor, rok wydania, sygnatura i działy do których należą,</text:p>
        </text:list-item>
        <text:list-item>
          <text:p text:style-name="P13">wyświetlanie książek z dowolnie wybranego działu </text:p>
        </text:list-item>
        <text:list-item>
          <text:p text:style-name="P13">wyświetlanie istniejących działów</text:p>
        </text:list-item>
        <text:list-item>
          <text:p text:style-name="P13">wyświetlanie istniejących książek</text:p>
        </text:list-item>
      </text:list>
      <text:p text:style-name="P15"/>
      <text:p text:style-name="P15">Program powinien umożliwiać zapis danych w trzech plikach tekstowych (rozszerzenie *.txt) umożliwiających odczytywanie i zapisywanie oraz modyfikację danych przy użyciu dowolnego edytora tekstowego:</text:p>
      <text:p text:style-name="P16">1. plik zawierający same katalogi – katalog.txt</text:p>
      <text:p text:style-name="P16">2. plik zawierający rekordy – pozycje.txt</text:p>
      <text:p text:style-name="P17">3. plik zawierający kompletne dane (rekordy+katalogi+łącza) - baza.txt</text:p>
      <text:p text:style-name="P15"/>
      <text:p text:style-name="P15">Każdy plik może być zapisywany i odczytywany niezależnie poprzez wydawanie odpowiednich komend np.: <text:span text:style-name="T18">save</text:span> katalog.txt lub <text:span text:style-name="T18">load</text:span> baza.txt. Wczytanie pliku pozycje.txt skutkuje dopisaniem nowych (nie istniejących aktualnie) rekordów jako nienależących do żadnego katalogu (identyfikacja po sygnaturze, książki których sygnatura istnieje w bazie są ignorowane.). Wczytanie pliku katalog.txt skutkuje dopisaniem nowych działów (identyfikacja po nazwie, działy których nazwa istnieje w bazie są ignorowane). Po wczytaniu pliku baza.txt dotychczas istniejąca struktura zostaje usunięta i zastąpiona tą z pliku. </text:p>
      <text:p text:style-name="P14"/>
      <text:p text:style-name="P12"><text:soft-page-break/>Program powinien reagować i być odporny na nielogiczne wprowadzanie danych (np. rok : ABCD). Niedopuszczalne jest utworzenie kilku działów o tej samej nazwie.”</text:p>
      <text:p text:style-name="P3"/>
      <text:p text:style-name="P3"/>
      <text:p text:style-name="P3">2. Krótki opis rozwiązania:</text:p>
      <text:p text:style-name="P5"/>
      <text:p text:style-name="P7">W pliku main.c deklarowane są tablice(listy) rekordów książek oraz struktur. Ich liczba zmienia się wraz z dodawaniem/usuwaniem lub wczytywaniem nowych rekordów (realokacja dzieje się w odpowiednich funkcjach o nazwach reallocateBooks I reallocateSections). </text:p>
      <text:p text:style-name="P7">Za tworzenie dodatkowych rekordów odpowiadają funkcje z odpowiedniego menu.</text:p>
      <text:p text:style-name="P7"/>
      <text:p text:style-name="P7">Jeśli chodzi o błędne dane → stanowcza większość funkcji będzie wielokrotnie prosić o poprawne dane w przypadku podania błędnych/nielogicznych wartośći. Wyjątek stanowią funkcje zajmujące się obsługą plików. Każda funkcja, która wykorzystuje funkcje malloc ma odpowiednie sprawdzenie czy udało się zallokować pamięć – w przypadku niepowodzenia zatrzymane jest dalsze wykonywanie programu. </text:p>
      <text:p text:style-name="P7"/>
      <text:p text:style-name="P7">Wszelkie wyświetlania realizowane są poprzez zwykłe iteracyjne przejścia po listach książek/sekcji(jak w bazach danych). </text:p>
      <text:p text:style-name="P3"/>
      <text:p text:style-name="P8"><text:span text:style-name="T2">3. Nagłówki funkcji:</text:span></text:p>
      <text:p text:style-name="P8"><text:span text:style-name="T2"/></text:p>
      <text:p text:style-name="P8"><text:span text:style-name="T2">book.h:</text:span></text:p>
      <text:p text:style-name="P8"><text:span text:style-name="T2"/></text:p>
      <text:p text:style-name="P23"><text:span text:style-name="T5">void </text:span>displayAllBooks(book *<text:span text:style-name="T3">, </text:span><text:span text:style-name="T5">int </text:span>current_elements)<text:span text:style-name="T3">; - </text:span><text:span text:style-name="T12">wyświetla wszystkie kśiążki z bazy</text:span></text:p>
      <text:p text:style-name="P23"><text:span text:style-name="T12"/></text:p>
      <text:p text:style-name="P23"><text:span text:style-name="T5">void </text:span>displayByYear(book *<text:span text:style-name="T3">, </text:span><text:span text:style-name="T5">int </text:span>current_elements)<text:span text:style-name="T3">; - </text:span><text:span text:style-name="T12">wyświetla wszystkie książki wydane w podanym roku</text:span></text:p>
      <text:p text:style-name="P23"><text:span text:style-name="T12"/></text:p>
      <text:p text:style-name="P23"><text:span text:style-name="T5">void </text:span>displayByAuthor(book *<text:span text:style-name="T3">, </text:span><text:span text:style-name="T5">int </text:span>current_elements)<text:span text:style-name="T3">; - </text:span><text:span text:style-name="T12">wyświetla wszystkie ksiązki wydane przez danego autora</text:span></text:p>
      <text:p text:style-name="P23"><text:span text:style-name="T12"/></text:p>
      <text:p text:style-name="P23"><text:span text:style-name="T5">void </text:span>displayByTitle(book *<text:span text:style-name="T3">, </text:span><text:span text:style-name="T5">int </text:span>current_elements)<text:span text:style-name="T3">; - </text:span><text:span text:style-name="T12">wyświetla książki o podanym tytule</text:span></text:p>
      <text:p text:style-name="P23"><text:span text:style-name="T12"/></text:p>
      <text:p text:style-name="P23"><text:span text:style-name="T5">void </text:span>displayBySection(book *<text:span text:style-name="T3">, </text:span>section *<text:span text:style-name="T3">, </text:span><text:span text:style-name="T5">int </text:span>current_book_elements<text:span text:style-name="T3">, </text:span><text:span text:style-name="T5">int </text:span>current_section_elements)<text:span text:style-name="T3">; - </text:span><text:span text:style-name="T12">wyświetla ksiązki wchodzące w skład danej sekcji tematycznej</text:span><text:span text:style-name="T3"> </text:span></text:p>
      <text:p text:style-name="P23"><text:span text:style-name="T3"/></text:p>
      <text:p text:style-name="P23"><text:span text:style-name="T5">void </text:span>modifyBook(book *books<text:span text:style-name="T3">, </text:span><text:span text:style-name="T5">int </text:span>*current_elements<text:span text:style-name="T3">, </text:span>section **sects<text:span text:style-name="T3">, </text:span><text:span text:style-name="T5">int </text:span>*current_section_elements)<text:span text:style-name="T3">; - </text:span><text:span text:style-name="T12">modyfikacja zawartości struktury książki</text:span></text:p>
      <text:p text:style-name="P23"><text:span text:style-name="T3"/></text:p>
      <text:p text:style-name="P23"><text:span text:style-name="T5">void </text:span>createBook(book **<text:span text:style-name="T3">, </text:span><text:span text:style-name="T5">int </text:span>*current_elements<text:span text:style-name="T3">, </text:span>section **sects<text:span text:style-name="T3">, </text:span><text:span text:style-name="T5">int </text:span>*current_section_elements)<text:span text:style-name="T3">; - </text:span><text:span text:style-name="T12">tworzenie rekordu książki</text:span></text:p>
      <text:p text:style-name="P23"><text:span text:style-name="T12"/></text:p>
      <text:p text:style-name="P23"><text:span text:style-name="T5">void </text:span>removeBook(book **<text:span text:style-name="T3">, </text:span><text:span text:style-name="T5">int </text:span>*current_elements<text:span text:style-name="T3">, </text:span><text:span text:style-name="T5">char </text:span>sig[SIG_LENGTH_LIMIT])<text:span text:style-name="T3">; -</text:span><text:span text:style-name="T12">usuwanie rekordu książki</text:span></text:p>
      <text:p text:style-name="P23"><text:span text:style-name="T12"/></text:p>
      <text:p text:style-name="P23"><text:span text:style-name="T5">void </text:span>printBook(book)<text:span text:style-name="T3">; -</text:span><text:span text:style-name="T12">wyświetlanie zawartości struktury książki</text:span></text:p>
      <text:p text:style-name="P23"><text:span text:style-name="T12"/></text:p>
      <text:p text:style-name="P23"><text:span text:style-name="T5">void </text:span>setTitle(book *)<text:span text:style-name="T3">; - </text:span><text:span text:style-name="T12">ustaw tytuł książki</text:span></text:p>
      <text:p text:style-name="P23"><text:span text:style-name="T12"/></text:p>
      <text:p text:style-name="P23"><text:span text:style-name="T5">void </text:span>setAuthorName(book *)<text:span text:style-name="T3">; - </text:span><text:span text:style-name="T12">ustaw imię autora książki</text:span></text:p>
      <text:p text:style-name="P23"><text:span text:style-name="T12"/></text:p>
      <text:p text:style-name="P23"><text:span text:style-name="T5">void </text:span>setAuthorSurname(book *)<text:span text:style-name="T3">; -</text:span><text:span text:style-name="T12"> ustaw nazwisko autora książki</text:span></text:p>
      <text:p text:style-name="P23"><text:span text:style-name="T12"/></text:p>
      <text:p text:style-name="P23"><text:span text:style-name="T5">void </text:span>setYear(book *)<text:span text:style-name="T3">; - </text:span><text:span text:style-name="T12">ustaw rok wydania książki &lt;= obecny rok</text:span></text:p>
      <text:p text:style-name="P23"><text:soft-page-break/><text:span text:style-name="T12"/></text:p>
      <text:p text:style-name="P23"><text:span text:style-name="T5">void </text:span>setSection(book *<text:span text:style-name="T3">, </text:span>section *<text:span text:style-name="T3">, </text:span><text:span text:style-name="T5">int </text:span>current_section_elements)<text:span text:style-name="T3">; -</text:span><text:span text:style-name="T12">ustaw sekcje tematyczną książki</text:span><text:span text:style-name="T3"> </text:span></text:p>
      <text:p text:style-name="P23"><text:span text:style-name="T3"/></text:p>
      <text:p text:style-name="P23"><text:span text:style-name="T5">void </text:span>setSignature(book *<text:span text:style-name="T3">, </text:span>book *<text:span text:style-name="T3">, </text:span><text:span text:style-name="T5">int </text:span>current_elements)<text:span text:style-name="T3">; -</text:span><text:span text:style-name="T12">ustaw sygnaturę książki</text:span></text:p>
      <text:p text:style-name="P23"><text:span text:style-name="T12"/></text:p>
      <text:p text:style-name="P23"><text:span text:style-name="T5">int </text:span>findBook(book *<text:span text:style-name="T3">, </text:span><text:span text:style-name="T5">int </text:span>current_elements<text:span text:style-name="T3">, </text:span><text:span text:style-name="T5">char </text:span>sig[SIG_LENGTH_LIMIT])<text:span text:style-name="T3">; -</text:span><text:span text:style-name="T12">wyszukaj indeks książki w tablicy</text:span></text:p>
      <text:p text:style-name="P23"><text:span text:style-name="T12"/></text:p>
      <text:p text:style-name="P23"><text:span text:style-name="T5">int </text:span>validateSignature(<text:span text:style-name="T5">char </text:span>sig[SIG_LENGTH_LIMIT])<text:span text:style-name="T3">; -</text:span><text:span text:style-name="T12">czy sygnatura jest formatu AAAA0000</text:span></text:p>
      <text:p text:style-name="P23"><text:span text:style-name="T12"/></text:p>
      <text:p text:style-name="P23"><text:span text:style-name="T5">int </text:span>isSignatureUnique(<text:span text:style-name="T5">char </text:span>sig[SIG_LENGTH_LIMIT]<text:span text:style-name="T3">, </text:span>book *<text:span text:style-name="T3">, </text:span><text:span text:style-name="T5">int </text:span>current_elements)<text:span text:style-name="T3">; -</text:span><text:span text:style-name="T12"> czy sygnatura się nie powtarza</text:span></text:p>
      <text:p text:style-name="P23"><text:span text:style-name="T12"/></text:p>
      <text:p text:style-name="P23"><text:span text:style-name="T5">int </text:span>validateYear(book *)<text:span text:style-name="T3">; -</text:span><text:span text:style-name="T12"> czy rok jest nie większy niż obecny</text:span></text:p>
      <text:p text:style-name="P23"><text:span text:style-name="T12"/></text:p>
      <text:p text:style-name="P21"><text:span text:style-name="T5">int </text:span>reallocateBooks(book **<text:span text:style-name="T3">, </text:span><text:span text:style-name="T5">int </text:span>*current_elements)<text:span text:style-name="T3">; -</text:span><text:span text:style-name="T12">reallokacja pamięci na tablicę z księgozbiorem</text:span></text:p>
      <text:p text:style-name="P10"><text:span text:style-name="T1">section.h:</text:span></text:p>
      <text:p text:style-name="P18"><text:span text:style-name="T4"/></text:p>
      <text:p text:style-name="P23"><text:span text:style-name="T5">void </text:span>renameSection(section *<text:span text:style-name="T3">, </text:span><text:span text:style-name="T5">int </text:span>current_elements<text:span text:style-name="T3">, </text:span><text:span text:style-name="T5">char </text:span>name[WORD_LENGTH_LIMIT])<text:span text:style-name="T3">; - </text:span><text:span text:style-name="T13">zmiana nazwy sekcji</text:span></text:p>
      <text:p text:style-name="P23"/>
      <text:p text:style-name="P24"><text:span text:style-name="T5">void </text:span>displaySections(section *<text:span text:style-name="T3">, </text:span><text:span text:style-name="T5">int </text:span>current_elements)<text:span text:style-name="T3">; - </text:span><text:span text:style-name="T13">wypisanie istniejących sekcji</text:span></text:p>
      <text:p text:style-name="P24"><text:span text:style-name="T3"/></text:p>
      <text:p text:style-name="P23"><text:span text:style-name="T5">void </text:span>createSection(section **<text:span text:style-name="T3">, </text:span><text:span text:style-name="T5">int </text:span>*current_elements)<text:span text:style-name="T3">; -</text:span><text:span text:style-name="T13"> utworzenie nowej sekcji</text:span></text:p>
      <text:p text:style-name="P23"><text:span text:style-name="T13"/></text:p>
      <text:p text:style-name="P23"><text:span text:style-name="T5">void </text:span>removeSection(section **<text:span text:style-name="T3">, </text:span><text:span text:style-name="T5">int </text:span>*current_elements<text:span text:style-name="T3">, </text:span><text:span text:style-name="T5">char </text:span>name[WORD_LENGTH_LIMIT])<text:span text:style-name="T3">; - </text:span><text:span text:style-name="T13">usunięcie istniejącej sekcji</text:span></text:p>
      <text:p text:style-name="P23"><text:span text:style-name="T13"/></text:p>
      <text:p text:style-name="P23"><text:span text:style-name="T5">int </text:span>validateSection(section *<text:span text:style-name="T3">, </text:span><text:span text:style-name="T5">char </text:span>name[WORD_LENGTH_LIMIT]<text:span text:style-name="T3">, </text:span><text:span text:style-name="T5">int </text:span>current_elements)<text:span text:style-name="T3">; -</text:span><text:span text:style-name="T13"> czy nazwa sekcji się nie powtarza</text:span></text:p>
      <text:p text:style-name="P23"><text:span text:style-name="T13"/></text:p>
      <text:p text:style-name="P23"><text:span text:style-name="T5">int </text:span>reallocateSection(section **<text:span text:style-name="T3">, </text:span><text:span text:style-name="T5">int </text:span>*current_elements)<text:span text:style-name="T3">; -</text:span><text:span text:style-name="T13"> reallokacja pamięci na tablice z sekcjami</text:span></text:p>
      <text:p text:style-name="P23"><text:span text:style-name="T13"/></text:p>
      <text:p text:style-name="P21"><text:span text:style-name="T5">int </text:span>findSection(section *<text:span text:style-name="T3">, </text:span><text:span text:style-name="T5">int </text:span>current_elements<text:span text:style-name="T3">, </text:span><text:span text:style-name="T5">char </text:span>name[WORD_LENGTH_LIMIT])<text:span text:style-name="T3">; -</text:span><text:span text:style-name="T13">zwraca indeks znalezionej sekcji</text:span></text:p>
      <text:p text:style-name="P11"><text:span text:style-name="T1">fileManager.h:</text:span></text:p>
      <text:p text:style-name="P11"><text:span text:style-name="T7"/></text:p>
      <text:p text:style-name="P25"><text:span text:style-name="T9">void </text:span><text:span text:style-name="T19">loadDatabase(</text:span><text:span text:style-name="T9">char </text:span><text:span text:style-name="T19">filename[WORD_LENGTH_LIMIT]</text:span><text:span text:style-name="T8">, </text:span><text:span text:style-name="T19">book **</text:span><text:span text:style-name="T8">, </text:span><text:span text:style-name="T19">section **</text:span><text:span text:style-name="T8">, </text:span><text:span text:style-name="T9">int </text:span><text:span text:style-name="T19">*current_book_elements</text:span><text:span text:style-name="T8">, </text:span><text:span text:style-name="T9">int </text:span><text:span text:style-name="T19">*current_section_elements)</text:span><text:span text:style-name="T8">; - </text:span><text:span text:style-name="T10">ładowanie całej bazy danych z pliku baza.txt</text:span></text:p>
      <text:p text:style-name="P25"><text:span text:style-name="T8"><text:s/></text:span></text:p>
      <text:p text:style-name="P23"><text:span text:style-name="T5">void </text:span>loadSections(<text:span text:style-name="T5">char </text:span>filename[WORD_LENGTH_LIMIT]<text:span text:style-name="T3">, </text:span>section **<text:span text:style-name="T3">, </text:span><text:span text:style-name="T5">int </text:span>*current_elements)<text:span text:style-name="T3">; -</text:span><text:span text:style-name="T14">ładowanie sekcji z pliku katalog.txt<text:line-break/></text:span></text:p>
      <text:p text:style-name="P23"><text:span text:style-name="T5">void </text:span>loadBooks(<text:span text:style-name="T5">char </text:span>filename[WORD_LENGTH_LIMIT]<text:span text:style-name="T3">, </text:span>book **<text:span text:style-name="T3">, </text:span><text:span text:style-name="T5">int </text:span>*current_elements)<text:span text:style-name="T3">; -</text:span><text:span text:style-name="T14">ładowanie książek z pliku pozycje.txt</text:span></text:p>
      <text:p text:style-name="P23"><text:span text:style-name="T14"/></text:p>
      <text:p text:style-name="P23"><text:span text:style-name="T5">void </text:span>saveSections(<text:span text:style-name="T5">char </text:span>filename[WORD_LENGTH_LIMIT]<text:span text:style-name="T3">, </text:span>section **<text:span text:style-name="T3">, </text:span><text:span text:style-name="T5">int </text:span>current_elements)<text:span text:style-name="T3">; -</text:span><text:span text:style-name="T14"> zapisywanie utworzonych sekcji w pliku katalog.txt</text:span></text:p>
      <text:p text:style-name="P23"><text:span text:style-name="T3"/></text:p>
      <text:p text:style-name="P23"><text:span text:style-name="T5">void </text:span>saveBooks(<text:span text:style-name="T5">char </text:span>filename[WORD_LENGTH_LIMIT]<text:span text:style-name="T3">, </text:span>book **<text:span text:style-name="T3">, </text:span><text:span text:style-name="T5">int </text:span>current_elements)<text:span text:style-name="T3">;</text:span><text:span text:style-name="T5"> - </text:span><text:span text:style-name="T15">zapisywanie utworzonych ksiazek w pliku pozycje.txt</text:span></text:p>
      <text:p text:style-name="P23"><text:soft-page-break/><text:span text:style-name="T15"/></text:p>
      <text:p text:style-name="P23"><text:span text:style-name="T5">void </text:span>saveDatabase(<text:span text:style-name="T5">char </text:span>filename[WORD_LENGTH_LIMIT]<text:span text:style-name="T3">, </text:span>book **<text:span text:style-name="T3">, </text:span><text:span text:style-name="T5">int </text:span>current_elements)<text:span text:style-name="T3">; - </text:span><text:span text:style-name="T14">zapisywanie bazy danych w pliku baza.txt</text:span></text:p>
      <text:p text:style-name="P23"><text:span text:style-name="T3"/></text:p>
      <text:p text:style-name="P20"><text:span text:style-name="T9">void </text:span><text:span text:style-name="T17">insertBook(book **books</text:span><text:span text:style-name="T8">, </text:span><text:span text:style-name="T9">int </text:span><text:span text:style-name="T17">*current_elements</text:span><text:span text:style-name="T8">, </text:span><text:span text:style-name="T17">book *loadedBook)</text:span><text:span text:style-name="T8">; -</text:span><text:span text:style-name="T10">dodanie wczytanej książki do bazy w programie</text:span></text:p>
      <text:p text:style-name="P6">helpers.h:</text:p>
      <text:p text:style-name="P19"><text:span text:style-name="T3"/></text:p>
      <text:p text:style-name="P21"><text:span text:style-name="T5">void </text:span>clearCharArray(<text:span text:style-name="T5">char </text:span>*<text:span text:style-name="T3">, </text:span><text:span text:style-name="T5">int</text:span>)<text:span text:style-name="T3">; -</text:span><text:span text:style-name="T14">czyszczenie stringa znakami zerowymi</text:span></text:p>
      <text:p text:style-name="P21"><text:span text:style-name="T5">void </text:span>clearBuffer()<text:span text:style-name="T3">; -</text:span><text:span text:style-name="T14">czysczenie buffora standardowego wejscia</text:span></text:p>
      <text:p text:style-name="P6">menu.h:</text:p>
      <text:p text:style-name="P9"><text:span text:style-name="T3"/></text:p>
      <text:p text:style-name="P23"><text:span text:style-name="T5">void </text:span>menu(book **<text:span text:style-name="T3">, </text:span><text:span text:style-name="T5">int </text:span>*<text:span text:style-name="T3">, </text:span>section **<text:span text:style-name="T3">, </text:span><text:span text:style-name="T5">int </text:span>*)<text:span text:style-name="T3">;</text:span></text:p>
      <text:p text:style-name="P23"><text:span text:style-name="T3"/></text:p>
      <text:p text:style-name="P23"><text:span text:style-name="T5">void </text:span>fileMngr(book **<text:span text:style-name="T3">, </text:span><text:span text:style-name="T5">int </text:span>*<text:span text:style-name="T3">, </text:span>section **<text:span text:style-name="T3">, </text:span><text:span text:style-name="T5">int </text:span>*)<text:span text:style-name="T3">; </text:span><text:span text:style-name="T20">//file manager options</text:span></text:p>
      <text:p text:style-name="P23"><text:span text:style-name="T20"/></text:p>
      <text:p text:style-name="P23"><text:span text:style-name="T5">void </text:span>books(book **<text:span text:style-name="T3">, </text:span><text:span text:style-name="T5">int </text:span>*<text:span text:style-name="T3">, </text:span>section **<text:span text:style-name="T3">, </text:span><text:span text:style-name="T5">int </text:span>*)<text:span text:style-name="T3">; </text:span><text:span text:style-name="T20">//book-related options</text:span></text:p>
      <text:p text:style-name="P23"><text:span text:style-name="T20"/></text:p>
      <text:p text:style-name="P23"><text:span text:style-name="T5">void </text:span>sections(section **<text:span text:style-name="T3">, </text:span><text:span text:style-name="T5">int </text:span>*)<text:span text:style-name="T3">; </text:span><text:span text:style-name="T20">//section-related options</text:span></text:p>
      <text:p text:style-name="P23"><text:span text:style-name="T20"/></text:p>
      <text:p text:style-name="P23"><text:span text:style-name="T5">void </text:span>about()<text:span text:style-name="T3">; </text:span><text:span text:style-name="T20">//author etc.</text:span></text:p>
      <text:p text:style-name="P23"><text:span text:style-name="T20"/></text:p>
      <text:p text:style-name="P22"><text:span text:style-name="T11">void </text:span><text:span text:style-name="T16">bDisplayMenu(book **</text:span><text:span text:style-name="T6">, </text:span><text:span text:style-name="T11">int</text:span><text:span text:style-name="T6">, </text:span><text:span text:style-name="T16">section **</text:span><text:span text:style-name="T6">, </text:span><text:span text:style-name="T11">int</text:span><text:span text:style-name="T16">)</text:span><text:span text:style-name="T6">; </text:span><text:span text:style-name="T21">//book-display menu</text:span></text:p>
      <text:p text:style-name="P3"/>
      <text:p text:style-name="P3">4. Wykorzystane biblioteki:</text:p>
      <text:list xml:id="list3559547199375334460" text:style-name="L1">
        <text:list-item>
          <text:p text:style-name="P4">string.h</text:p>
        </text:list-item>
        <text:list-item>
          <text:p text:style-name="P4">stdio.h</text:p>
        </text:list-item>
        <text:list-item>
          <text:p text:style-name="P4">stdlib.h</text:p>
        </text:list-item>
        <text:list-item>
          <text:p text:style-name="P4">strings.h</text:p>
          <text:p text:style-name="P4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7:19:17.721594560</meta:creation-date>
    <dc:date>2016-01-13T18:11:51.464713539</dc:date>
    <meta:editing-duration>PT36M13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4" meta:paragraph-count="82" meta:word-count="902" meta:character-count="7334" meta:non-whitespace-character-count="6511"/>
  </office:meta>
</office:document-meta>
</file>